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Výchozí">
        <draw:frame draw:style-name="gr1" draw:layer="layout" svg:width="12.572cm" svg:height="1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9T10:47:52</meta:creation-date>
    <dc:date>2010-12-09T10:54:25</dc:date>
    <meta:editing-duration>PT00H06M34S</meta:editing-duration>
    <meta:editing-cycles>4</meta:editing-cycles>
    <meta:generator>OpenOffice.org/3.2$Unix OpenOffice.org_project/320m19$Build-9505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573cm" svg:height="11.001cm" xlink:href="." chart:class="chart:bar" chart:style-name="ch1">
        <chart:legend chart:legend-position="end" svg:x="10.455cm" svg:y="5.031cm" chart:style-name="ch2"/>
        <chart:plot-area chart:style-name="ch3" chart:data-source-has-labels="both" svg:x="0.251cm" svg:y="0.22cm" svg:width="9.954cm" svg:height="10.341cm"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iniband</text:p>
              </table:table-cell>
              <table:table-cell office:value-type="string">
                <text:p>Ethern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4">
                <text:p>704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4">
                <text:p>424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6">
                <text:p>26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9">
                <text:p>17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7">
                <text:p>13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">
                <text:p>121</text:p>
              </table:table-cell>
              <table:table-cell office:value-type="float" office:value="489">
                <text:p>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